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paragraph-rsid="00005cd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tyle="normal" fo:font-weight="bold" officeooo:paragraph-rsid="00005cdd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tyle="normal" fo:font-weight="bold" officeooo:paragraph-rsid="00035049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20a35" officeooo:paragraph-rsid="00020a35" style:font-weight-asian="bold" style:font-weight-complex="bold"/>
    </style:style>
    <style:style style:name="P5" style:family="paragraph" style:parent-style-name="Standard">
      <style:text-properties fo:font-weight="normal" officeooo:rsid="00005cdd" officeooo:paragraph-rsid="00005cdd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normal" fo:font-weight="normal" officeooo:rsid="00005cdd" officeooo:paragraph-rsid="00005cdd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officeooo:rsid="00035049" officeooo:paragraph-rsid="00035049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officeooo:rsid="00035049" officeooo:paragraph-rsid="00035049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fo:font-weight="normal" officeooo:rsid="00054beb" officeooo:paragraph-rsid="00035049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fo:font-weight="normal" officeooo:rsid="00054beb" officeooo:paragraph-rsid="00054beb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fo:font-weight="normal" officeooo:rsid="00054beb" officeooo:paragraph-rsid="0005f68a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tyle="normal" fo:font-weight="bold" officeooo:rsid="00035049" officeooo:paragraph-rsid="00035049" style:font-style-asian="normal" style:font-weight-asian="bold" style:font-style-complex="normal" style:font-weight-complex="bold"/>
    </style:style>
    <style:style style:name="T1" style:family="text">
      <style:text-properties fo:font-weight="normal" officeooo:rsid="00005cdd" style:font-weight-asian="normal" style:font-weight-complex="normal"/>
    </style:style>
    <style:style style:name="T2" style:family="text">
      <style:text-properties fo:font-weight="normal" officeooo:rsid="00020a35" style:font-weight-asian="normal" style:font-weight-complex="normal"/>
    </style:style>
    <style:style style:name="T3" style:family="text">
      <style:text-properties fo:font-weight="normal" officeooo:rsid="00035049" style:font-weight-asian="normal" style:font-weight-complex="normal"/>
    </style:style>
    <style:style style:name="T4" style:family="text">
      <style:text-properties fo:font-weight="normal" officeooo:rsid="00054beb" style:font-weight-asian="normal" style:font-weight-complex="normal"/>
    </style:style>
    <style:style style:name="T5" style:family="text">
      <style:text-properties fo:font-weight="normal" officeooo:rsid="00068e4f" style:font-weight-asian="normal" style:font-weight-complex="normal"/>
    </style:style>
    <style:style style:name="T6" style:family="text">
      <style:text-properties fo:font-style="italic" fo:font-weight="normal" officeooo:rsid="00005cdd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020a35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035049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054beb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68e4f" style:font-style-asian="italic" style:font-weight-asian="normal" style:font-style-complex="italic" style:font-weight-complex="normal"/>
    </style:style>
    <style:style style:name="T11" style:family="text">
      <style:text-properties fo:font-style="italic" officeooo:rsid="0005f68a" style:font-style-asian="italic" style:font-style-complex="italic"/>
    </style:style>
    <style:style style:name="T12" style:family="text">
      <style:text-properties fo:font-style="normal" fo:font-weight="normal" officeooo:rsid="00005cdd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020a35" style:font-style-asian="normal" style:font-weight-asian="normal" style:font-style-complex="normal" style:font-weight-complex="normal"/>
    </style:style>
    <style:style style:name="T14" style:family="text">
      <style:text-properties fo:color="#800000" fo:font-weight="normal" officeooo:rsid="00035049" style:font-weight-asian="normal" style:font-weight-complex="normal"/>
    </style:style>
    <style:style style:name="T15" style:family="text">
      <style:text-properties fo:color="#800000" fo:font-weight="normal" officeooo:rsid="00054beb" style:font-weight-asian="normal" style:font-weight-complex="normal"/>
    </style:style>
    <style:style style:name="T16" style:family="text">
      <style:text-properties officeooo:rsid="0005f68a"/>
    </style:style>
    <style:style style:name="T17" style:family="text">
      <style:text-properties officeooo:rsid="00068e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SUMO</text:p>
      <text:p text:style-name="P5"/>
      <text:p text:style-name="P1"><text:span text:style-name="T1"><text:tab/>Como se vê na atualidade, nos métodos de análise de dados de uma determinada área ou indústria, onde há vários equipamentos e grandezas que precisam de ser monitoradas constantemente, vemos um número de sensores espalhados pelo ambiente e um tipo de central de aquisição e tratamento destes dados. Este equipamento na maioria das vezes é um computador ou equivalente com uma </text:span><text:span text:style-name="T6">interface</text:span><text:span text:style-name="T1"> que integra o usuário com a rede sensores. Logicamente, esta, é disposta através de um </text:span><text:span text:style-name="T6">software</text:span><text:span text:style-name="T1"> de gerenciamento que é dado pelo fornecedor do equipamento. O </text:span><text:span text:style-name="T6">software</text:span><text:span text:style-name="T12"> do equipamento, que é no custo todo, o que</text:span><text:span text:style-name="T1"> sai caro na maioria das vezes devido ao nível do recurso intelectual investido em tal equipamento. Porêm, alternativas </text:span><text:span text:style-name="T6">opensources</text:span><text:span text:style-name="T12"> têm se mostrado cada vez mais interessantes em sistemas de automação</text:span><text:span text:style-name="T13"> pois as ferramentas de desenvolvimento são gratuitas e com uma manutenção permanente (dependendo do modelo de gerenciamento de projeto, mas a maioria das ferramentas dão suporte ao usuário constantemente criando novas atualizações para resolver problemas da versão atual). <text:s text:c="2"/></text:span></text:p>
      <text:p text:style-name="P1"><text:span text:style-name="T1"><text:tab/></text:span><text:span text:style-name="T2">Além de </text:span><text:span text:style-name="T1">diminuir o custo das soluções citadas, </text:span><text:span text:style-name="T2">outro foco do protótipo é garantir um sistema multiplataforma entre processadores de </text:span><text:span text:style-name="T7">32bits</text:span><text:span text:style-name="T13">. O conceito de multiplataforma, é tentar gerar uma ferramenta que seja altamente portável para vários tipos de arquiteturas, garantindo transparência para os usuários do protótipo.</text:span></text:p>
      <text:p text:style-name="P2"><text:span text:style-name="T1"><text:tab/>O projeto em si, tem como ponto de partida a pesquisa do Prof. Franklin Martins Pamplona do IFPB com Grupo de Eletrônica, Controle e Automação do IFPB (GECA). Onde utiliza-se uma gama de sensores de corrente e tensão espalhados por uma substação e uma central de aquisição e tratamento de dados, conectados através de uma rede Xbee (IEEE 802.15.4). Mais detalhes sobre o projeto em </text:span><text:a xlink:type="simple" xlink:href="http://www.engeca.org/"><text:span text:style-name="T1">http://www.engeca.org</text:span></text:a><text:span text:style-name="T1">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<text:soft-page-break/>INTRODUÇÃO</text:p>
      <text:p text:style-name="P7"/>
      <text:p text:style-name="P8">1.1 ORIGEM DO TRABALHO </text:p>
      <text:p text:style-name="P8"/>
      <text:p text:style-name="P3"><text:span text:style-name="T3"><text:tab/>O marco para a produção deste, foi o intuito de torna</text:span><text:span text:style-name="T4">r</text:span><text:span text:style-name="T3"> portável um sistema de gerenciamento de sensores, como o confeccionado em </text:span><text:span text:style-name="T14">(PAMPLONA, 2011),</text:span><text:span text:style-name="T3"> escrito em uma linguagem de programação utilizada em sistemas operancionais </text:span><text:span text:style-name="T10">L</text:span><text:span text:style-name="T8">inux</text:span><text:span text:style-name="T3">. A linguagem utilizada pelo grupo para criar o </text:span><text:span text:style-name="T8">software</text:span><text:span text:style-name="T3"> foi o </text:span><text:span text:style-name="T8">Python</text:span><text:span text:style-name="T3"> por ser robusta, leve, alto nível e facilmente portável para outras arquiteturas de processadores. </text:span></text:p>
      <text:p text:style-name="P3"><text:span text:style-name="T3"><text:tab/>O porque de escolher uma liguagem de alto nível para utilização no protótipo é que tambem se pode configurar o sistema de forma simples e rápida, implementando rotinas pequenas sem que o administrador precise de um conhecimento mais denso sobre a máquina. Estes tipos de </text:span><text:span text:style-name="T4">modelos de sistemas podem ser vistos no dia a dia, como </text:span><text:span text:style-name="T15">Android OS</text:span><text:span text:style-name="T4">, que faz com que qualquer usuário com conhecimentos básicos em </text:span><text:span text:style-name="T9">java</text:span><text:span text:style-name="T4"> possam criar suas aplicações.</text:span></text:p>
      <text:p text:style-name="P9"/>
      <text:p text:style-name="P9"/>
      <text:p text:style-name="P10">1.2 ÁREA</text:p>
      <text:p text:style-name="P10"/>
      <text:p text:style-name="P10"><text:tab/>Neste trabalho foi realizado o desenvolvimento de um conjunto de ferramentas para utilização em Instrumentação Eletrônica. <text:span text:style-name="T16">Este conjunto de ferramentas está disposto em uma sistema operacional </text:span><text:span text:style-name="T11">Linux </text:span><text:span text:style-name="T16">básico que pode ser reconfigurável facilemente através de uma linguagem de alto nível.</text:span></text:p>
      <text:p text:style-name="P10"><text:span text:style-name="T16"><text:tab/>Devido a vantagem de ser multiplataforma ele pode ser utilizado em vários equipamentos que portem uma arquitetura de 32bits. Esta vantagem que acaba com o esforço de ter que reconfigurar ou criar um sistema do zero para uma determinada Plataforma de Medição de Parâmetros.</text:span></text:p>
      <text:p text:style-name="P10"><text:span text:style-name="T16"><text:tab/>Através do sistema pode-se medir qualquer tipo de variável, seja ela corrente elétrica, sensores de pressão, temperatura, etc., depende do que for configurado no sistema.</text:span></text:p>
      <text:p text:style-name="P10"><text:span text:style-name="T16"/></text:p>
      <text:p text:style-name="P10"><text:span text:style-name="T16"/></text:p>
      <text:p text:style-name="P11"><text:span text:style-name="T16">1.3 </text:span><text:span text:style-name="T17">PROBLEMÁTIC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verton </meta:initial-creator>
    <meta:creation-date>2012-05-04T14:17:47</meta:creation-date>
    <dc:date>2012-05-04T16:07:11</dc:date>
    <dc:creator>everton </dc:creator>
    <meta:editing-duration>PT00H50M15S</meta:editing-duration>
    <meta:editing-cycles>2</meta:editing-cycles>
    <meta:generator>BrOffice.org/3.2$Linux OpenOffice.org_project/320m19$Build-9505</meta:generator>
    <meta:document-statistic meta:table-count="0" meta:image-count="0" meta:object-count="0" meta:page-count="2" meta:paragraph-count="13" meta:word-count="531" meta:character-count="3423"/>
  </office:meta>
</office:document-meta>
</file>